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BasedNamespaceMappings.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BasedNamespaceMappings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BasedNamespaceMappings.translatePropertyName( 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BasedNamespaceMappings.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BasedNamespaceMappings.getPrefix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BasedNamespaceMappings.FileBasedNamespaceMappings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